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dc7" officeooo:paragraph-rsid="001b3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lace a web en github e la práctica 8</text:p>
      <text:p text:style-name="P1"/>
      <text:p text:style-name="P1"><text:a xlink:type="simple" xlink:href="https://moises4321.github.io/Practica-8/" text:style-name="Internet_20_link" text:visited-style-name="Visited_20_Internet_20_Link">https://moises4321.github.io/Practica-8/</text:a></text:p>
      <text:p text:style-name="P1"/>
      <text:p text:style-name="P1"/>
      <text:p text:style-name="P1">Moisés Peñarrocha Chimeno-Ran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2:48:52.342058741</meta:creation-date>
    <dc:date>2021-01-06T12:57:04.231431265</dc:date>
    <meta:editing-duration>PT8M13S</meta:editing-duration>
    <meta:editing-cycles>1</meta:editing-cycles>
    <meta:document-statistic meta:table-count="0" meta:image-count="0" meta:object-count="0" meta:page-count="1" meta:paragraph-count="3" meta:word-count="13" meta:character-count="109" meta:non-whitespace-character-count="99"/>
    <meta:generator>LibreOffice/6.4.6.2$Linux_X86_64 LibreOffice_project/40$Build-2</meta:generator>
  </office:meta>
</office:document-meta>
</file>